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f202a" officeooo:paragraph-rsid="002f202a"/>
    </style:style>
    <style:style style:name="P2" style:family="paragraph" style:parent-style-name="Heading_20_3">
      <style:text-properties officeooo:rsid="002e7d73" officeooo:paragraph-rsid="002e7d73"/>
    </style:style>
    <style:style style:name="P3" style:family="paragraph" style:parent-style-name="Heading_20_2">
      <style:text-properties officeooo:paragraph-rsid="002f6c64"/>
    </style:style>
    <style:style style:name="P4" style:family="paragraph" style:parent-style-name="Text_20_body">
      <style:text-properties officeooo:rsid="0030c75d" officeooo:paragraph-rsid="0030c75d"/>
    </style:style>
    <style:style style:name="P5" style:family="paragraph" style:parent-style-name="Text_20_body">
      <style:text-properties officeooo:rsid="003175de" officeooo:paragraph-rsid="003175de"/>
    </style:style>
    <style:style style:name="P6" style:family="paragraph" style:parent-style-name="Text_20_body">
      <style:text-properties officeooo:rsid="0031793e" officeooo:paragraph-rsid="0031793e"/>
    </style:style>
    <style:style style:name="P7" style:family="paragraph" style:parent-style-name="Text_20_body">
      <style:text-properties officeooo:rsid="0032b786" officeooo:paragraph-rsid="0032b786"/>
    </style:style>
    <style:style style:name="P8" style:family="paragraph" style:parent-style-name="Text_20_body">
      <style:text-properties officeooo:rsid="003305d2" officeooo:paragraph-rsid="003305d2"/>
    </style:style>
    <style:style style:name="P9" style:family="paragraph" style:parent-style-name="Heading_20_1" style:master-page-name="Right_20_Page">
      <style:paragraph-properties style:page-number="auto"/>
      <style:text-properties officeooo:rsid="003305d2" officeooo:paragraph-rsid="003305d2"/>
    </style:style>
    <style:style style:name="P10" style:family="paragraph" style:parent-style-name="Heading_20_3">
      <style:text-properties officeooo:rsid="0032b786" officeooo:paragraph-rsid="0032b786"/>
    </style:style>
    <style:style style:name="P11" style:family="paragraph" style:parent-style-name="Heading_20_3">
      <style:paragraph-properties fo:margin-top="0.101cm" fo:margin-bottom="0.101cm" loext:contextual-spacing="false"/>
    </style:style>
    <style:style style:name="P12" style:family="paragraph" style:parent-style-name="Heading_20_3">
      <style:paragraph-properties fo:margin-top="0.199cm" fo:margin-bottom="0.199cm" loext:contextual-spacing="false"/>
    </style:style>
    <style:style style:name="T1" style:family="text">
      <style:text-properties officeooo:rsid="002f6c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Happy Christmas (War Is Over)</text:h>
      <text:p text:style-name="Heading_20_2">(John Lennon and Yoko Ono)</text:p>
      <text:p text:style-name="Heading_20_3">[VERSE 1]</text:p>
      <text:p text:style-name="P8"><text:s text:c="11"/>C <text:s text:c="27"/>Dm</text:p>
      <text:p text:style-name="P8">So this is Christmas, and what have you done?</text:p>
      <text:p text:style-name="P8"><text:s text:c="13"/>G <text:s text:c="22"/>C</text:p>
      <text:p text:style-name="P8">Another year over and a new one just begun</text:p>
      <text:p text:style-name="P8"><text:s text:c="12"/>C <text:s text:c="27"/>Dm</text:p>
      <text:p text:style-name="P8">And so this is Christmas, I hope you had fun</text:p>
      <text:p text:style-name="P8"><text:s text:c="17"/>G <text:s text:c="25"/>C</text:p>
      <text:p text:style-name="P8">The near and the dear ones, the old and the young</text:p>
      <text:p text:style-name="Heading_20_3">[CHORUS]</text:p>
      <text:p text:style-name="P8"><text:s text:c="13"/>F <text:s text:c="24"/>G</text:p>
      <text:p text:style-name="P8">A very merry Christmas and a happy new year</text:p>
      <text:p text:style-name="P8"><text:s text:c="18"/>Dm <text:s text:c="6"/>F <text:s text:c="10"/>C</text:p>
      <text:p text:style-name="P8">Let’s hope it’s a good one without any fear.</text:p>
      <text:p text:style-name="Heading_20_3">[VERSE 2]</text:p>
      <text:p text:style-name="P8"><text:s text:c="15"/>C <text:s text:c="25"/>Dm</text:p>
      <text:p text:style-name="P8">And so this is Christmas for weak and for strong</text:p>
      <text:p text:style-name="P8"><text:s text:c="17"/>G <text:s text:c="24"/>C</text:p>
      <text:p text:style-name="P8">For rich and for poor ones, the road is so long</text:p>
      <text:p text:style-name="P8"><text:s text:c="13"/>C <text:s text:c="26"/>Dm</text:p>
      <text:p text:style-name="P8">And so happy Christmas for black and for white</text:p>
      <text:p text:style-name="P8"><text:s text:c="15"/>G <text:s text:c="27"/>C</text:p>
      <text:p text:style-name="P8">For yellow and red ones, let’s stop all the fights</text:p>
      <text:p text:style-name="Heading_20_3">[CHORUS]</text:p>
      <text:p text:style-name="P8"><text:s text:c="13"/>F <text:s text:c="24"/>G</text:p>
      <text:p text:style-name="P8">A very merry Christmas and a happy new year</text:p>
      <text:p text:style-name="P8"><text:s text:c="18"/>Dm <text:s text:c="6"/>F <text:s text:c="10"/>C</text:p>
      <text:p text:style-name="P8">Let’s hope it’s a good one without any fear.</text:p>
      <text:p text:style-name="Heading_20_3">[OUTRO]</text:p>
      <text:p text:style-name="P8">C <text:s text:c="11"/>Dm <text:s text:c="13"/>G <text:s text:c="11"/>C</text:p>
      <text:p text:style-name="P8">War is over, if you want it, war is over, no-ow-ow-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26M55S</meta:editing-duration>
    <meta:editing-cycles>39</meta:editing-cycles>
    <meta:generator>LibreOffice/5.3.6.1$MacOSX_X86_64 LibreOffice_project/686f202eff87ef707079aeb7f485847613344eb7</meta:generator>
    <dc:title>Lyrics + Chords</dc:title>
    <dc:date>2017-11-24T09:25:00.491286000</dc:date>
    <meta:print-date>2017-04-03T12:23:29.985893000</meta:print-date>
    <meta:document-statistic meta:table-count="0" meta:image-count="0" meta:object-count="0" meta:page-count="1" meta:paragraph-count="33" meta:word-count="173" meta:character-count="1241" meta:non-whitespace-character-count="60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